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dj$<text:span text:style-name="T1">script -a tareaRamas.txt</text:span></text:p>
      <text:p text:style-name="Preformatted_20_Text">Script started, file is tareaRamas.txt</text:p>
      <text:p text:style-name="Preformatted_20_Text"/>
      <text:p text:style-name="Preformatted_20_Text">dj$ <text:span text:style-name="T1">git clone </text:span><text:a xlink:type="simple" xlink:href="mailto:git@github.com"><text:span text:style-name="T1">git@github.com</text:span></text:a><text:span text:style-name="T1">:vencejo/EjercicioRamas2.git</text:span></text:p>
      <text:p text:style-name="Preformatted_20_Text">Cloning into 'EjercicioRamas2'...</text:p>
      <text:p text:style-name="Preformatted_20_Text">remote: Counting objects: 3, done.</text:p>
      <text:p text:style-name="Preformatted_20_Text">remote: Compressing objects: 100% (2/2), done.</text:p>
      <text:p text:style-name="Preformatted_20_Text">remote: Total 3 (delta 0), reused 0 (delta 0)</text:p>
      <text:p text:style-name="Preformatted_20_Text">Receiving objects: 100% (3/3), done.</text:p>
      <text:p text:style-name="Preformatted_20_Text"/>
      <text:p text:style-name="Preformatted_20_Text">dj$<text:span text:style-name="T1">cd EjercicioRamas2</text:span></text:p>
      <text:p text:style-name="Preformatted_20_Text"/>
      <text:p text:style-name="Preformatted_20_Text">dj$<text:span text:style-name="T1">git checkout -b rama1</text:span></text:p>
      <text:p text:style-name="Preformatted_20_Text">Switched to a new branch 'rama1'</text:p>
      <text:p text:style-name="Preformatted_20_Text"/>
      <text:p text:style-name="Preformatted_20_Text">dj$<text:span text:style-name="T1">git commit -am "creada la rama1"</text:span></text:p>
      <text:p text:style-name="Preformatted_20_Text"># On branch rama1</text:p>
      <text:p text:style-name="Preformatted_20_Text">nothing to commit (working directory clean)</text:p>
      <text:p text:style-name="Preformatted_20_Text"/>
      <text:p text:style-name="Preformatted_20_Text">dj$<text:span text:style-name="T1">git status</text:span></text:p>
      <text:p text:style-name="Preformatted_20_Text"># On branch rama1</text:p>
      <text:p text:style-name="Preformatted_20_Text">nothing to commit (working directory clean)</text:p>
      <text:p text:style-name="Preformatted_20_Text"/>
      <text:p text:style-name="Preformatted_20_Text">dj$<text:span text:style-name="T1">touch fichero.dat</text:span></text:p>
      <text:p text:style-name="Preformatted_20_Text"><text:span text:style-name="T1"/></text:p>
      <text:p text:style-name="Preformatted_20_Text">dj$<text:span text:style-name="T1">git add .</text:span></text:p>
      <text:p text:style-name="Preformatted_20_Text"><text:span text:style-name="T1"/></text:p>
      <text:p text:style-name="Preformatted_20_Text">dj$<text:span text:style-name="T1">git commit -am "creado el fichero.dat"</text:span></text:p>
      <text:p text:style-name="Preformatted_20_Text">[rama1 8c16405] creado el fichero.dat</text:p>
      <text:p text:style-name="Preformatted_20_Text"><text:s/>0 files changed</text:p>
      <text:p text:style-name="Preformatted_20_Text"><text:s/>create mode 100644 fichero.dat</text:p>
      <text:p text:style-name="Preformatted_20_Text"/>
      <text:p text:style-name="Preformatted_20_Text">dj$<text:span text:style-name="T1">git tag -a v0.1 -m "creado el fichero"</text:span></text:p>
      <text:p text:style-name="Preformatted_20_Text"/>
      <text:p text:style-name="Preformatted_20_Text">dj$<text:span text:style-name="T1">git push origin master</text:span></text:p>
      <text:p text:style-name="Preformatted_20_Text">Everything up-to-date</text:p>
      <text:p text:style-name="Preformatted_20_Text"/>
      <text:p text:style-name="Preformatted_20_Text">dj$<text:span text:style-name="T1">git push origin rama1</text:span></text:p>
      <text:p text:style-name="Preformatted_20_Text">Counting objects: 4, done.</text:p>
      <text:p text:style-name="Preformatted_20_Text">Delta compression using up to 2 threads.</text:p>
      <text:p text:style-name="Preformatted_20_Text">Compressing objects: 100% (2/2), done.</text:p>
      <text:p text:style-name="Preformatted_20_Text">Writing objects: 100% (3/3), 280 bytes, done.</text:p>
      <text:p text:style-name="Preformatted_20_Text">Total 3 (delta 0), reused 0 (delta 0)</text:p>
      <text:p text:style-name="Preformatted_20_Text">To git@github.com:vencejo/EjercicioRamas2.git</text:p>
      <text:p text:style-name="Preformatted_20_Text"><text:s/>* [new branch] <text:s text:c="5"/>rama1 -&gt; rama1</text:p>
      <text:p text:style-name="Preformatted_20_Text"/>
      <text:p text:style-name="Preformatted_20_Text">dj$<text:span text:style-name="T1">git push --tags</text:span></text:p>
      <text:p text:style-name="Preformatted_20_Text">Counting objects: 1, done.</text:p>
      <text:p text:style-name="Preformatted_20_Text">Writing objects: 100% (1/1), 162 bytes, done.</text:p>
      <text:p text:style-name="Preformatted_20_Text">Total 1 (delta 0), reused 0 (delta 0)</text:p>
      <text:p text:style-name="Preformatted_20_Text">To git@github.com:vencejo/EjercicioRamas2.git</text:p>
      <text:p text:style-name="Preformatted_20_Text"><text:s/>* [new tag] <text:s text:c="8"/>v0.1 -&gt; v0.1</text:p>
      <text:p text:style-name="Preformatted_20_Text"/>
      <text:p text:style-name="Preformatted_20_Text">dj$<text:span text:style-name="T1">git checkout -b metarama</text:span></text:p>
      <text:p text:style-name="Preformatted_20_Text">Switched to a new branch 'metarama'</text:p>
      <text:p text:style-name="Preformatted_20_Text"/>
      <text:p text:style-name="Preformatted_20_Text">dj$<text:span text:style-name="T1">git add . </text:span></text:p>
      <text:p text:style-name="Preformatted_20_Text">dj$<text:span text:style-name="T1">git commit -am "creada la nueva metarama"</text:span></text:p>
      <text:p text:style-name="Preformatted_20_Text"># On branch metarama</text:p>
      <text:p text:style-name="Preformatted_20_Text">nothing to commit (working directory clean)</text:p>
      <text:p text:style-name="Preformatted_20_Text"/>
      <text:p text:style-name="Preformatted_20_Text">dj$<text:span text:style-name="T1">echo "Este texto ha sido introducido en la metarama" &gt;&gt; fichero.dat</text:span></text:p>
      <text:p text:style-name="Preformatted_20_Text"><text:soft-page-break/><text:span text:style-name="T1"><text:s/></text:span></text:p>
      <text:p text:style-name="Preformatted_20_Text">dj$<text:span text:style-name="T1">git add .</text:span></text:p>
      <text:p text:style-name="Preformatted_20_Text">dj$<text:span text:style-name="T1">git commit -am "Fichero modificado en la metarama"</text:span></text:p>
      <text:p text:style-name="Preformatted_20_Text">[metarama c3c2cd3] Fichero modificado en la metarama</text:p>
      <text:p text:style-name="Preformatted_20_Text"><text:s/>1 file changed, 1 insertion(+)</text:p>
      <text:p text:style-name="Preformatted_20_Text">dj$git push origin metarama</text:p>
      <text:p text:style-name="Preformatted_20_Text">Counting objects: 5, done.</text:p>
      <text:p text:style-name="Preformatted_20_Text">Delta compression using up to 2 threads.</text:p>
      <text:p text:style-name="Preformatted_20_Text">Compressing objects: 100% (2/2), done.</text:p>
      <text:p text:style-name="Preformatted_20_Text">Writing objects: 100% (3/3), 335 bytes, done.</text:p>
      <text:p text:style-name="Preformatted_20_Text">Total 3 (delta 0), reused 0 (delta 0)</text:p>
      <text:p text:style-name="Preformatted_20_Text">To git@github.com:vencejo/EjercicioRamas2.git</text:p>
      <text:p text:style-name="Preformatted_20_Text"><text:s/>* [new branch] <text:s text:c="5"/>metarama -&gt; metarama</text:p>
      <text:p text:style-name="Preformatted_20_Text"/>
      <text:p text:style-name="Preformatted_20_Text">dj$<text:span text:style-name="T1">git checkout rama1</text:span></text:p>
      <text:p text:style-name="Preformatted_20_Text">Switched to branch 'rama1'</text:p>
      <text:p text:style-name="Preformatted_20_Text"/>
      <text:p text:style-name="Preformatted_20_Text">dj$<text:span text:style-name="T1">git branch</text:span></text:p>
      <text:p text:style-name="Preformatted_20_Text"><text:s text:c="2"/>master</text:p>
      <text:p text:style-name="Preformatted_20_Text"><text:s text:c="2"/>metarama</text:p>
      <text:p text:style-name="Preformatted_20_Text">* rama1</text:p>
      <text:p text:style-name="Preformatted_20_Text"/>
      <text:p text:style-name="Preformatted_20_Text">dj$<text:span text:style-name="T1">git rebase metarama</text:span></text:p>
      <text:p text:style-name="Preformatted_20_Text">First, rewinding head to replay your work on top of it...</text:p>
      <text:p text:style-name="Preformatted_20_Text">Fast-forwarded rama1 to metarama.</text:p>
      <text:p text:style-name="Preformatted_20_Text"/>
      <text:p text:style-name="Preformatted_20_Text">dj$<text:span text:style-name="T1">git add .</text:span></text:p>
      <text:p text:style-name="Preformatted_20_Text">dj$<text:span text:style-name="T1">git commit -am "hecho el rebase de metarama en rama 1"</text:span></text:p>
      <text:p text:style-name="Preformatted_20_Text"># On branch rama1</text:p>
      <text:p text:style-name="Preformatted_20_Text">nothing to commit (working directory clean)</text:p>
      <text:p text:style-name="Preformatted_20_Text">dj$git branch</text:p>
      <text:p text:style-name="Preformatted_20_Text"><text:s text:c="2"/>master</text:p>
      <text:p text:style-name="Preformatted_20_Text"><text:s text:c="2"/>metarama</text:p>
      <text:p text:style-name="Preformatted_20_Text">* rama1</text:p>
      <text:p text:style-name="Preformatted_20_Text"/>
      <text:p text:style-name="Preformatted_20_Text">dj$<text:span text:style-name="T1">git push origin rama1</text:span></text:p>
      <text:p text:style-name="Preformatted_20_Text">Total 0 (delta 0), reused 0 (delta 0)</text:p>
      <text:p text:style-name="Preformatted_20_Text">To git@github.com:vencejo/EjercicioRamas2.git</text:p>
      <text:p text:style-name="Preformatted_20_Text"><text:s text:c="3"/>8c16405..c3c2cd3 <text:s/>rama1 -&gt; rama1</text:p>
      <text:p text:style-name="Preformatted_20_Text">dj$git checkout master</text:p>
      <text:p text:style-name="Preformatted_20_Text">Switched to branch 'master'</text:p>
      <text:p text:style-name="Preformatted_20_Text">dj$git merge rama1</text:p>
      <text:p text:style-name="Preformatted_20_Text">Updating ace618a..c3c2cd3</text:p>
      <text:p text:style-name="Preformatted_20_Text">Fast-forward</text:p>
      <text:p text:style-name="Preformatted_20_Text"><text:s/>fichero.dat | <text:s text:c="3"/>1 +</text:p>
      <text:p text:style-name="Preformatted_20_Text"><text:s/>1 file changed, 1 insertion(+)</text:p>
      <text:p text:style-name="Preformatted_20_Text"><text:s/>create mode 100644 fichero.dat</text:p>
      <text:p text:style-name="Preformatted_20_Text"/>
      <text:p text:style-name="Preformatted_20_Text">dj$<text:span text:style-name="T1">git branch -vv</text:span></text:p>
      <text:p text:style-name="Preformatted_20_Text">* master <text:s text:c="2"/>c3c2cd3 [origin/master: ahead 2] Fichero modificado en la metarama</text:p>
      <text:p text:style-name="Preformatted_20_Text"><text:s text:c="2"/>metarama c3c2cd3 Fichero modificado en la metarama</text:p>
      <text:p text:style-name="Preformatted_20_Text"><text:s text:c="2"/>rama1 <text:s text:c="3"/>c3c2cd3 Fichero modificado en la metarama</text:p>
      <text:p text:style-name="Preformatted_20_Text"/>
      <text:p text:style-name="Preformatted_20_Text">dj$<text:span text:style-name="T1">git commit -am "fusionada rama1 con master"</text:span></text:p>
      <text:p text:style-name="Preformatted_20_Text"># On branch master</text:p>
      <text:p text:style-name="Preformatted_20_Text"># Your branch is ahead of 'origin/master' by 2 commits.</text:p>
      <text:p text:style-name="Preformatted_20_Text">#</text:p>
      <text:p text:style-name="Preformatted_20_Text">nothing to commit (working directory clean)</text:p>
      <text:p text:style-name="Preformatted_20_Text"/>
      <text:p text:style-name="Preformatted_20_Text">dj$<text:span text:style-name="T1">git push origin master</text:span></text:p>
      <text:p text:style-name="Preformatted_20_Text">Total 0 (delta 0), reused 0 (delta 0)</text:p>
      <text:p text:style-name="Preformatted_20_Text">To git@github.com:vencejo/EjercicioRamas2.git</text:p>
      <text:p text:style-name="Preformatted_20_Text"><text:soft-page-break/><text:s text:c="3"/>ace618a..c3c2cd3 <text:s/>master -&gt; master</text:p>
      <text:p text:style-name="Preformatted_20_Text">dj$gitk &amp; </text:p>
      <text:p text:style-name="Preformatted_20_Text">[1] 5154</text:p>
      <text:p text:style-name="Preformatted_20_Text"/>
      <text:p text:style-name="Preformatted_20_Text">dj$<text:span text:style-name="T1">exit</text:span></text:p>
      <text:p text:style-name="Preformatted_20_Text">exit</text:p>
      <text:p text:style-name="Preformatted_20_Text">Script done, file is tareaRamas.txt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8T10:45:52</dc:date>
    <dc:creator>DJ </dc:creator>
    <meta:document-statistic meta:table-count="0" meta:image-count="0" meta:object-count="0" meta:page-count="3" meta:paragraph-count="107" meta:word-count="488" meta:character-count="3259" meta:non-whitespace-character-count="2820"/>
    <meta:generator>LibreOffice/3.5$Linux_x86 LibreOffice_project/350m1$Build-2</meta:generator>
  </office:meta>
</office:document-meta>
</file>